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onsolas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row table:style-name="ro1">
          <table:table-cell/>
          <table:table-cell table:style-name="Default" office:value-type="string" calcext:value-type="string">
            <text:p>время счета</text:p>
          </table:table-cell>
          <table:table-cell table:style-name="Default" office:value-type="string" calcext:value-type="string">
            <text:p>время копирования</text:p>
          </table:table-cell>
        </table:table-row>
        <table:table-row table:style-name="ro2">
          <table:table-cell office:value-type="string" calcext:value-type="string">
            <text:p>Float (10^7)</text:p>
          </table:table-cell>
          <table:table-cell office:value-type="float" office:value="3.299" calcext:value-type="float">
            <text:p>3,299</text:p>
          </table:table-cell>
          <table:table-cell office:value-type="float" office:value="3.276" calcext:value-type="float">
            <text:p>3,276</text:p>
          </table:table-cell>
        </table:table-row>
        <table:table-row table:style-name="ro2">
          <table:table-cell office:value-type="string" calcext:value-type="string">
            <text:p>Float (10^8)</text:p>
          </table:table-cell>
          <table:table-cell office:value-type="float" office:value="33.848" calcext:value-type="float">
            <text:p>33,848</text:p>
          </table:table-cell>
          <table:table-cell office:value-type="float" office:value="33.825" calcext:value-type="float">
            <text:p>33,825</text:p>
          </table:table-cell>
        </table:table-row>
        <table:table-row table:style-name="ro2">
          <table:table-cell office:value-type="string" calcext:value-type="string">
            <text:p>Float (10^9)</text:p>
          </table:table-cell>
          <table:table-cell office:value-type="float" office:value="324.765" calcext:value-type="float">
            <text:p>324,765</text:p>
          </table:table-cell>
          <table:table-cell office:value-type="float" office:value="324.741" calcext:value-type="float">
            <text:p>324,741</text:p>
          </table:table-cell>
        </table:table-row>
        <table:table-row table:style-name="ro2">
          <table:table-cell office:value-type="string" calcext:value-type="string">
            <text:p>Double (10^7)</text:p>
          </table:table-cell>
          <table:table-cell office:value-type="float" office:value="6.532" calcext:value-type="float">
            <text:p>6,532</text:p>
          </table:table-cell>
          <table:table-cell office:value-type="float" office:value="6.51" calcext:value-type="float">
            <text:p>6,51</text:p>
          </table:table-cell>
        </table:table-row>
        <table:table-row table:style-name="ro2">
          <table:table-cell office:value-type="string" calcext:value-type="string">
            <text:p>Double (10^8)</text:p>
          </table:table-cell>
          <table:table-cell office:value-type="float" office:value="64.957" calcext:value-type="float">
            <text:p>64,957</text:p>
          </table:table-cell>
          <table:table-cell office:value-type="float" office:value="64.935" calcext:value-type="float">
            <text:p>64,935</text:p>
          </table:table-cell>
        </table:table-row>
        <table:table-row table:style-name="ro2">
          <table:table-cell office:value-type="string" calcext:value-type="string">
            <text:p>Double (10^9)</text:p>
          </table:table-cell>
          <table:table-cell office:value-type="float" office:value="649.054" calcext:value-type="float">
            <text:p>649,054</text:p>
          </table:table-cell>
          <table:table-cell office:value-type="float" office:value="649.033" calcext:value-type="float">
            <text:p>649,0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.00.0000</text:date>, <text:time style:data-style-name="N2" text:time-value="10:56:54.7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5.2$Windows_X86_64 LibreOffice_project/a726b36747cf2001e06b58ad5db1aa3a9a1872d6</meta:generator>
    <dc:date>2022-02-10T11:37:47.759000000</dc:date>
    <meta:editing-duration>PT40S</meta:editing-duration>
    <meta:editing-cycles>2</meta:editing-cycles>
    <meta:document-statistic meta:table-count="1" meta:cell-count="20" meta:object-count="0"/>
  </office:meta>
</office:document-meta>
</file>